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1286" officeooo:paragraph-rsid="001d1286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d1286" officeooo:paragraph-rsid="001d1286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marker-end="Arrowheads_20_1"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Arrowheads_20_1" draw:marker-end="Arrowheads_20_1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FFIC LIGHTS SYSTEM</text:p>
      <text:p text:style-name="P1"/>
      <text:p text:style-name="P1"/>
      <text:p text:style-name="P1"><draw:line text:anchor-type="paragraph" draw:z-index="2" draw:name="Shape3" draw:style-name="gr1" draw:text-style-name="P3" svg:x1="2.5043in" svg:y1="1.3236in" svg:x2="2.5043in" svg:y2="0.0945in"><text:p/></draw:line><draw:line text:anchor-type="paragraph" draw:z-index="4" draw:name="Shape5" draw:style-name="gr1" draw:text-style-name="P3" svg:x1="3.3583in" svg:y1="0.1154in" svg:x2="3.3374in" svg:y2="3.1882in"><text:p/></draw:line></text:p>
      <text:p text:style-name="P2"><draw:line text:anchor-type="paragraph" draw:z-index="0" draw:name="Shape1" draw:style-name="gr1" draw:text-style-name="P3" svg:x1="0.8689in" svg:y1="1.1319in" svg:x2="2.5043in" svg:y2="1.1421in"><text:p/></draw:line><draw:line text:anchor-type="paragraph" draw:z-index="1" draw:name="Shape2" draw:style-name="gr1" draw:text-style-name="P3" svg:x1="0.8063in" svg:y1="1.7673in" svg:x2="2.4937in" svg:y2="1.7571in"><text:p/></draw:line><draw:line text:anchor-type="paragraph" draw:z-index="3" draw:name="Shape4" draw:style-name="gr1" draw:text-style-name="P3" svg:x1="2.4937in" svg:y1="1.7571in" svg:x2="2.4728in" svg:y2="2.9862in"><text:p/></draw:line><draw:line text:anchor-type="paragraph" draw:z-index="5" draw:name="Shape6" draw:style-name="gr2" draw:text-style-name="P4" svg:x1="0.65in" svg:y1="0.2071in" svg:x2="2.4937in" svg:y2="1.4154in"><text:p/></draw:line><draw:line text:anchor-type="paragraph" draw:z-index="6" draw:name="Shape7" draw:style-name="gr2" draw:text-style-name="P4" svg:x1="5.15in" svg:y1="0.1965in" svg:x2="2.9311in" svg:y2="1.0402in"><text:p/></draw:line><draw:line text:anchor-type="paragraph" draw:z-index="7" draw:name="Shape8" draw:style-name="gr3" draw:text-style-name="P5" svg:x1="2.8583in" svg:y1="2.3839in" svg:x2="2.8685in" svg:y2="0.6965in"><text:p/></draw:line><draw:line text:anchor-type="paragraph" draw:z-index="8" draw:name="Shape9" draw:style-name="gr4" draw:text-style-name="P5" svg:x1="2.8689in" svg:y1="1.478in" svg:x2="5.0669in" svg:y2="2.0406in"><text:p/></draw:line>Traffic light 1 <text:s text:c="93"/>Traffic light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22"/>Main traffic</text:p>
      <text:p text:style-name="P2"/>
      <text:p text:style-name="P2"/>
      <text:p text:style-name="P2"/>
      <text:p text:style-name="P2"/>
      <text:p text:style-name="P2"/>
      <text:p text:style-name="P2"><text:tab/>Green light for Traffic light 2 is given the main priority as it is the road with most traff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43:52.247718614</meta:creation-date>
    <dc:date>2020-02-14T11:52:40.003383424</dc:date>
    <meta:editing-duration>PT8M51S</meta:editing-duration>
    <meta:editing-cycles>1</meta:editing-cycles>
    <meta:document-statistic meta:table-count="0" meta:image-count="0" meta:object-count="0" meta:page-count="1" meta:paragraph-count="4" meta:word-count="30" meta:character-count="375" meta:non-whitespace-character-count="133"/>
    <meta:generator>LibreOffice/6.2.8.2$Linux_X86_64 LibreOffice_project/20$Build-2</meta:generator>
  </office:meta>
</office:document-meta>
</file>